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4.00pt" fo:font-weight="bold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2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7" style:family="text">
      <style:text-properties fo:font-size="11.00pt" fo:font-weight="bold" fo:font-family="Calibri" style:font-family-asian="Calibri" style:font-family-complex="Calibri" fo:background-color="#ffff00" style:use-window-font-color="true"/>
    </style:style>
    <style:style style:name="T18" style:family="text">
      <style:text-properties fo:font-size="11.00pt" fo:font-weight="bold" fo:font-family="Calibri" style:font-family-asian="Calibri" style:font-family-complex="Calibri" fo:background-color="#ffff00" style:use-window-font-color="true"/>
    </style:style>
    <style:style style:name="T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0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21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2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6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2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29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transparent" style:use-window-font-color="true"/>
    </style:style>
    <style:style style:name="T3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4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5" style:family="text">
      <style:text-properties fo:font-size="10.00pt" fo:font-weight="normal" fo:font-family="Arial" style:font-family-asian="Arial" style:font-family-complex="Arial" fo:background-color="transparent" style:use-window-font-color="true"/>
    </style:style>
    <style:style style:name="T3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3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38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44" style:family="text">
      <style:text-properties fo:font-size="11.00pt" fo:font-weight="normal" style:text-underline-mode="continuous" style:text-underline-type="single" style:text-underline-style="solid" style:text-underline-width="normal" fo:font-family="Calibri" style:font-family-asian="Calibri" style:font-family-complex="Calibri" fo:background-color="#ffff00" fo:color="#0000ff"/>
    </style:style>
    <style:style style:name="T4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49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6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5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5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0" style:family="text">
      <style:text-properties fo:font-size="11.00pt" fo:font-weight="bold" fo:font-family="Calibri" style:font-family-asian="Calibri" style:font-family-complex="Calibri" fo:background-color="transparent" style:use-window-font-color="true"/>
    </style:style>
    <style:style style:name="T6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6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7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3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8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8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7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9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9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2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8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0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0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2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13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4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5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7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T118" style:family="text">
      <style:text-properties fo:font-size="11.00pt" fo:font-weight="normal" fo:font-family="Calibri" style:font-family-asian="Calibri" style:font-family-complex="Calibri" fo:background-color="#ffff00" style:use-window-font-color="true"/>
    </style:style>
    <style:style style:name="T119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00.00%" fo:text-align="center"/>
    </style:style>
    <style:style style:name="P2" style:family="paragraph">
      <style:paragraph-properties fo:line-height="100.00%" fo:text-align="justify"/>
    </style:style>
    <style:style style:name="P3" style:family="paragraph">
      <style:paragraph-properties fo:line-height="100.00%" fo:text-align="justify" fo:margin-left="35.45pt" fo:text-indent="0.00pt"/>
    </style:style>
    <style:style style:name="P4" style:family="paragraph">
      <style:paragraph-properties fo:line-height="100.00%" fo:text-align="justify"/>
    </style:style>
    <style:style style:name="P5" style:family="paragraph">
      <style:paragraph-properties fo:line-height="100.00%" fo:text-align="justify" fo:margin-left="35.45pt" fo:text-indent="0.00pt"/>
    </style:style>
    <text:list-style style:name="L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6" style:family="paragraph">
      <style:paragraph-properties fo:line-height="100.00%" fo:text-align="justify" fo:margin-left="21.30pt" fo:text-indent="-21.30pt"/>
    </style:style>
    <style:style style:name="P7" style:family="paragraph">
      <style:paragraph-properties fo:line-height="100.00%" fo:text-align="justify" fo:margin-left="21.30pt" fo:text-indent="0.00pt"/>
    </style:style>
    <style:style style:name="P8" style:family="paragraph">
      <style:paragraph-properties fo:line-height="100.00%" fo:text-align="left" fo:margin-left="36.00pt" fo:text-indent="0.00pt"/>
    </style:style>
    <text:list-style style:name="L9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9" style:family="paragraph">
      <style:paragraph-properties fo:line-height="100.00%" fo:text-align="justify" fo:margin-left="21.30pt" fo:text-indent="-21.30pt"/>
    </style:style>
    <style:style style:name="P10" style:family="paragraph">
      <style:paragraph-properties fo:line-height="100.00%" fo:text-align="justify" fo:margin-left="21.30pt" fo:text-indent="0.00pt"/>
    </style:style>
    <text:list-style style:name="L11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1" style:family="paragraph">
      <style:paragraph-properties fo:line-height="100.00%" fo:text-align="justify" fo:margin-left="21.30pt" fo:text-indent="-21.30pt"/>
    </style:style>
    <style:style style:name="P12" style:family="paragraph">
      <style:paragraph-properties fo:line-height="100.00%" fo:text-align="justify" fo:margin-left="21.30pt" fo:text-indent="0.00pt"/>
    </style:style>
    <text:list-style style:name="L13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3" style:family="paragraph">
      <style:paragraph-properties fo:line-height="100.00%" fo:text-align="justify" fo:margin-left="21.30pt" fo:text-indent="-21.30pt"/>
    </style:style>
    <style:style style:name="P14" style:family="paragraph">
      <style:paragraph-properties fo:line-height="100.00%" fo:text-align="justify" fo:margin-left="21.30pt" fo:text-indent="0.00pt"/>
    </style:style>
    <text:list-style style:name="L15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5" style:family="paragraph">
      <style:paragraph-properties fo:line-height="100.00%" fo:text-align="justify" fo:margin-left="21.30pt" fo:text-indent="-21.30pt"/>
    </style:style>
    <style:style style:name="P16" style:family="paragraph">
      <style:paragraph-properties fo:line-height="100.00%" fo:text-align="justify" fo:margin-left="63.85pt" fo:text-indent="-21.25pt"/>
    </style:style>
    <style:style style:name="P17" style:family="paragraph">
      <style:paragraph-properties fo:line-height="100.00%" fo:text-align="justify" fo:margin-left="21.30pt" fo:text-indent="0.00pt"/>
    </style:style>
    <text:list-style style:name="L1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18" style:family="paragraph">
      <style:paragraph-properties fo:line-height="100.00%" fo:text-align="justify" fo:margin-left="21.30pt" fo:text-indent="-21.30pt"/>
    </style:style>
    <style:style style:name="P19" style:family="paragraph">
      <style:paragraph-properties fo:line-height="100.00%" fo:text-align="left" fo:margin-left="36.00pt" fo:text-indent="0.00pt"/>
    </style:style>
    <text:list-style style:name="L2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0" style:family="paragraph">
      <style:paragraph-properties fo:line-height="100.00%" fo:text-align="justify" fo:margin-left="21.30pt" fo:text-indent="-21.30pt"/>
    </style:style>
    <style:style style:name="P21" style:family="paragraph">
      <style:paragraph-properties fo:line-height="100.00%" fo:text-align="justify" fo:margin-left="21.30pt" fo:text-indent="0.00pt"/>
    </style:style>
    <text:list-style style:name="L2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2" style:family="paragraph">
      <style:paragraph-properties fo:line-height="100.00%" fo:text-align="justify" fo:margin-left="21.30pt" fo:text-indent="-21.30pt"/>
    </style:style>
    <style:style style:name="P23" style:family="paragraph">
      <style:paragraph-properties fo:line-height="100.00%" fo:text-align="justify"/>
    </style:style>
    <text:list-style style:name="L2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4" style:family="paragraph">
      <style:paragraph-properties fo:line-height="100.00%" fo:text-align="justify" fo:margin-left="21.30pt" fo:text-indent="-21.30pt"/>
    </style:style>
    <style:style style:name="P25" style:family="paragraph">
      <style:paragraph-properties fo:line-height="100.00%" fo:text-align="justify" fo:margin-left="21.30pt" fo:text-indent="0.00pt"/>
    </style:style>
    <text:list-style style:name="L2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6" style:family="paragraph">
      <style:paragraph-properties fo:line-height="100.00%" fo:text-align="justify" fo:margin-left="21.30pt" fo:text-indent="-21.30pt"/>
    </style:style>
    <style:style style:name="P27" style:family="paragraph">
      <style:paragraph-properties fo:line-height="100.00%" fo:text-align="left" fo:margin-left="36.00pt" fo:text-indent="0.00pt"/>
    </style:style>
    <text:list-style style:name="L2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8" style:family="paragraph">
      <style:paragraph-properties fo:line-height="100.00%" fo:text-align="justify" fo:margin-left="21.30pt" fo:text-indent="-21.30pt"/>
    </style:style>
    <style:style style:name="P29" style:family="paragraph">
      <style:paragraph-properties fo:line-height="100.00%" fo:text-align="left" fo:margin-left="36.00pt" fo:text-indent="0.00pt"/>
    </style:style>
    <text:list-style style:name="L30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0" style:family="paragraph">
      <style:paragraph-properties fo:line-height="100.00%" fo:text-align="justify" fo:margin-left="21.30pt" fo:text-indent="-21.30pt"/>
    </style:style>
    <style:style style:name="P31" style:family="paragraph">
      <style:paragraph-properties fo:line-height="100.00%" fo:text-align="left" fo:margin-left="36.00pt" fo:text-indent="0.00pt"/>
    </style:style>
    <text:list-style style:name="L3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2" style:family="paragraph">
      <style:paragraph-properties fo:line-height="100.00%" fo:text-align="justify" fo:margin-left="21.30pt" fo:text-indent="-21.30pt"/>
    </style:style>
    <style:style style:name="P33" style:family="paragraph">
      <style:paragraph-properties fo:line-height="100.00%" fo:text-align="left" fo:margin-left="36.00pt" fo:text-indent="0.00pt"/>
    </style:style>
    <text:list-style style:name="L34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4" style:family="paragraph">
      <style:paragraph-properties fo:line-height="100.00%" fo:text-align="justify" fo:margin-left="21.30pt" fo:text-indent="-21.30pt"/>
    </style:style>
    <style:style style:name="P35" style:family="paragraph">
      <style:paragraph-properties fo:line-height="100.00%" fo:text-align="left" fo:margin-left="36.00pt" fo:text-indent="0.00pt"/>
    </style:style>
    <text:list-style style:name="L36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6" style:family="paragraph">
      <style:paragraph-properties fo:line-height="100.00%" fo:text-align="justify" fo:margin-left="21.30pt" fo:text-indent="-21.30pt"/>
    </style:style>
    <style:style style:name="P37" style:family="paragraph">
      <style:paragraph-properties fo:line-height="100.00%" fo:text-align="left" fo:margin-left="36.00pt" fo:text-indent="0.00pt"/>
    </style:style>
    <text:list-style style:name="L38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38" style:family="paragraph">
      <style:paragraph-properties fo:line-height="100.00%" fo:text-align="justify" fo:margin-left="21.30pt" fo:text-indent="-21.30pt"/>
    </style:style>
    <style:style style:name="P39" style:family="paragraph">
      <style:paragraph-properties fo:line-height="100.00%" fo:text-align="justify"/>
    </style:style>
    <style:style style:name="P40" style:family="paragraph">
      <style:paragraph-properties fo:line-height="100.00%" fo:text-align="left"/>
    </style:style>
    <style:style style:name="P41" style:family="paragraph">
      <style:paragraph-properties fo:line-height="100.00%" fo:text-align="justify"/>
    </style:style>
    <style:style style:name="P42" style:family="paragraph">
      <style:paragraph-properties fo:line-height="100.00%" fo:text-align="left" fo:margin-left="5.40pt" fo:text-indent="-5.40pt">
        <style:tab-stops>
          <style:tab-stop style:position="224.90pt"/>
          <style:tab-stop style:position="3284.25pt" style:type="center"/>
        </style:tab-stops>
      </style:paragraph-properties>
    </style:style>
    <style:style style:name="P43" style:family="paragraph">
      <style:paragraph-properties fo:line-height="100.00%" fo:text-align="justify"/>
    </style:style>
    <style:style style:name="P44" style:family="paragraph">
      <style:paragraph-properties fo:line-height="100.00%" fo:text-align="left"/>
    </style:style>
    <style:style style:name="P45" style:family="paragraph">
      <style:paragraph-properties fo:line-height="100.00%" fo:text-align="left" fo:margin-left="5.40pt" fo:text-indent="-5.40pt">
        <style:tab-stops>
          <style:tab-stop style:position="224.90pt"/>
          <style:tab-stop style:position="3284.25pt" style:type="center"/>
        </style:tab-stops>
      </style:paragraph-properties>
    </style:style>
    <style:style style:name="P46" style:family="paragraph">
      <style:paragraph-properties fo:line-height="100.00%" fo:text-align="justify"/>
    </style:style>
    <style:style style:name="TableColumn0100" style:family="table-column">
      <style:table-column-properties style:column-width="3.198611in"/>
    </style:style>
    <style:style style:name="TableColumn0101" style:family="table-column">
      <style:table-column-properties style:column-width="3.198611in"/>
    </style:style>
    <style:style style:name="Table01" style:family="table">
      <style:table-properties style:width="6.397222in" fo:margin-left="0.000000in" style:writing-mode="lr" table:align="left" style:may-break-between-rows="true"/>
    </style:style>
    <style:style style:name="TableRow0100" style:family="table-row">
      <style:table-row-properties/>
    </style:style>
    <style:style style:name="TableCell010000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  <style:style style:name="TableCell010001" style:family="table-cell">
      <style:table-cell-properties fo:border-top="0.000694in solid #000000" fo:border-left="0.000694in solid #000000" fo:border-right="0.000694in solid #000000" fo:border-bottom="0.000694in solid #000000" fo:padding-left="0.075000in" fo:padding-right="0.075000in" fo:vertical-align="top" fo:background-color="#ffffff"/>
    </style:style>
  </office:automatic-styles>
  <office:body>
    <office:text>
      <text:p text:style-name="P1"><text:span text:style-name="T1">SMLOUVA O DÍLO</text:span></text:p>
      <text:p text:style-name="P1"><text:span text:style-name="T2"/></text:p>
      <text:p text:style-name="P1"><text:span text:style-name="T3">Toto je smlouva o dílo uzav</text:span><text:span text:style-name="T4">řená mezi smluvními stranami:</text:span></text:p>
      <text:p text:style-name="P2"><text:span text:style-name="T5"/></text:p>
      <text:p text:style-name="P2"><text:span text:style-name="T6">Česká pirátská strana</text:span></text:p>
      <text:p text:style-name="P2"><text:span text:style-name="T7">se sídlem<text:s/></text:span><text:span text:style-name="T8">Řehořova 943/19, Praha 3</text:span></text:p>
      <text:p text:style-name="P2"><text:span text:style-name="T9">I</text:span><text:span text:style-name="T10">ČO: 71339698</text:span></text:p>
      <text:p text:style-name="P2"><text:span text:style-name="T11">(dále jen „</text:span><text:span text:style-name="T12">objednatel</text:span><text:span text:style-name="T13">“)</text:span></text:p>
      <text:p text:style-name="P2"><text:span text:style-name="T14"/></text:p>
      <text:p text:style-name="P2"><text:span text:style-name="T15">a</text:span></text:p>
      <text:p text:style-name="P2"><text:span text:style-name="T16"/></text:p>
      <text:p text:style-name="P2"><text:span text:style-name="T17">Kateřina Bujárková</text:span><text:span text:style-name="T18"/></text:p>
      <text:p text:style-name="P2"><text:span text:style-name="T19">bytem<text:s/></text:span><text:span text:style-name="T20">Dvorská 396/22, 460 05, Liberec 5</text:span><text:span text:style-name="T21"/></text:p>
      <text:p text:style-name="P2"><text:span text:style-name="T22">narozena:</text:span><text:span text:style-name="T23"><text:s/></text:span><text:span text:style-name="T24">1.12.1987</text:span></text:p>
      <text:p text:style-name="P2"><text:span text:style-name="T25">(dále jen „</text:span><text:span text:style-name="T26">zhotovitel</text:span><text:span text:style-name="T27">“)</text:span></text:p>
      <text:p text:style-name="P3"><text:span text:style-name="T28"/></text:p>
      <text:p text:style-name="P3"><text:span text:style-name="T28"/></text:p>
      <text:p text:style-name="P4"><text:span text:style-name="T29">Smluvní ujednání</text:span><text:span text:style-name="T30">:</text:span></text:p>
      <text:p text:style-name="P5"><text:span text:style-name="T31"/></text:p>
      <text:list text:style-name="L6">
        <text:list-item>
          <text:p text:style-name="P6"><text:span text:style-name="T32">Zhotovitel pro objednatele ud</text:span><text:span text:style-name="T33">ělá toto:</text:span></text:p>
        </text:list-item>
      </text:list>
      <text:p text:style-name="P7"><text:span text:style-name="T34">bude hlídat Jeronýma Richtera, když bude O. Richterová vykonávat práci související s její činností pirátské zastupitelky na Praze 10 a členky koalice VLASTA, nebo bude vykonávat zadané administrativní úkoly. D</text:span><text:span text:style-name="T35">okumenty, které takto vzniknou, jsou mj. určeny pro realizaci projektu s názvem „Podpora pirátské zastupitelky na Praze 10“ financovaného v rámci 3. kola Participativního rozpočtování Pirátské strany pro rok 2015</text:span><text:span text:style-name="T36"><text:s/></text:span><text:span text:style-name="T37">(dále jen „</text:span><text:span text:style-name="T38">dílo</text:span><text:span text:style-name="T39">“).</text:span></text:p>
      <text:p text:style-name="P8"><text:span text:style-name="T40"/></text:p>
      <text:list text:style-name="L9">
        <text:list-item>
          <text:p text:style-name="P9"><text:span text:style-name="T41">Zhotovitel dílo dokon</text:span><text:span text:style-name="T42">čí v tomto čase:</text:span></text:p>
        </text:list-item>
      </text:list>
      <text:p text:style-name="P10"><text:span text:style-name="T43">Práce má dvě etapy, 30.11. 2015 a 30.12.2015. Výkazy práce, tj. práce vykonané během hlídání a splněné administrativní úkoly, se vkládají do systému Redmine zde:<text:s/></text:span><text:a xlink:href="https://redmine.pirati.cz/issues/2002"><text:span text:style-name="T44">https://redmine.pirati.cz/issues/2002</text:span></text:a><text:span text:style-name="T45"/></text:p>
      <text:p text:style-name="P10"><text:span text:style-name="T46"/></text:p>
      <text:p text:style-name="P10"><text:span text:style-name="T47">a p</text:span><text:span text:style-name="T48">ředá ho</text:span><text:span text:style-name="T49">:</text:span></text:p>
      <text:p text:style-name="P10"><text:span text:style-name="T49">Olga Richterová, Předsedkyně MS<text:s text:c="2"/>Piráti Praha 10</text:span></text:p>
      <text:p text:style-name="P10"><text:span text:style-name="T50"/></text:p>
      <text:list text:style-name="L11">
        <text:list-item>
          <text:p text:style-name="P11"><text:span text:style-name="T51">Dílo se považuje za<text:s/></text:span><text:span text:style-name="T52">řádně dokončené, pokud odpovídá této smlouvě a jejímu účelu.</text:span></text:p>
        </text:list-item>
      </text:list>
      <text:p text:style-name="P12"><text:span text:style-name="T53"/></text:p>
      <text:list text:style-name="L13">
        <text:list-item>
          <text:p text:style-name="P13"><text:span text:style-name="T54">Objednatel<text:s/></text:span><text:span text:style-name="T55">řádně a včas dokončené dílo od zhotovitele převezme a v dohodnuté lhůtě mu za něj zaplatí cenu ve výši<text:s/></text:span><text:span text:style-name="T56">120,-</text:span><text:span text:style-name="T57"><text:s/></text:span><text:span text:style-name="T58">Kč/hodinu u administrativní práce, a 80,- Kč/hodinu u hlídání, v max. výši 20 000,- Kč<text:s/></text:span><text:span text:style-name="T59">(dále jen „</text:span><text:span text:style-name="T60">cena díla</text:span><text:span text:style-name="T61">“). Cena díla je zhotovitelem zaručena co do závaznosti a úplnosti a nelze ji zvýšit jinak, než dohodou stran. Cena díla zahrnuje veškeré náklady a výdaje, které zhotoviteli v souvislosti s plněním smlouvy vzniknou.</text:span></text:p>
        </text:list-item>
      </text:list>
      <text:p text:style-name="P14"><text:span text:style-name="T62"/></text:p>
      <text:list text:style-name="L15">
        <text:list-item>
          <text:p text:style-name="P15"><text:span text:style-name="T63">Nebude-li dílo v</text:span><text:span text:style-name="T64">čas a řádně dokončeno, má objednatel z této smlouvy následující práva: </text:span></text:p>
        </text:list-item>
        <text:list-item>
          <text:p text:style-name="P16"><text:span text:style-name="T65">právo poskytnout zhotoviteli dodate</text:span><text:span text:style-name="T66">čnou lhůtu k dokončení díla;</text:span></text:p>
        </text:list-item>
        <text:list-item>
          <text:p text:style-name="P16"><text:span text:style-name="T67">právo od smlouvy odstoupit;</text:span></text:p>
        </text:list-item>
        <text:list-item>
          <text:p text:style-name="P16"><text:span text:style-name="T67">právo na náhradu majetkové a nemajetkové újmy.</text:span></text:p>
        </text:list-item>
      </text:list>
      <text:p text:style-name="P17"><text:span text:style-name="T67">Objednatel m</text:span><text:span text:style-name="T68">ůže využít i více z uvedených práv současně, pokud to jejich povaha nevylučuje.</text:span></text:p>
      <text:p text:style-name="P17"><text:span text:style-name="T69"/></text:p>
      <text:list text:style-name="L18">
        <text:list-item>
          <text:p text:style-name="P18"><text:span text:style-name="T70">Zhotovitel prohlašuje, že má veškeré znalosti a schopnosti pot</text:span><text:span text:style-name="T71">řebné pro řádné a včasné provedení díla, a zavazuje se, že dílo provede s potřebnou (odbornou) péčí.</text:span></text:p>
        </text:list-item>
      </text:list>
      <text:p text:style-name="P19"><text:span text:style-name="T72"/></text:p>
      <text:list text:style-name="L20">
        <text:list-item>
          <text:p text:style-name="P20"><text:span text:style-name="T73">Zhotovitel sám obstará vše, co je k provedení díla t</text:span><text:span text:style-name="T74">řeba, pokud se s objednatelem nedohodne jinak.</text:span></text:p>
        </text:list-item>
      </text:list>
      <text:p text:style-name="P21"><text:span text:style-name="T75"/></text:p>
      <text:list text:style-name="L22">
        <text:list-item>
          <text:p text:style-name="P22"><text:span text:style-name="T76">Zhotovitel bude dílo provád</text:span><text:span text:style-name="T77">ět samostatně, bude však přitom vázán pokyny objednatele. Bude-li zhotovitel považovat vydané pokyny za nevhodné pro řádné a včasné provedení díla, objednatele na to včas upozorní.</text:span></text:p>
        </text:list-item>
      </text:list>
      <text:p text:style-name="P23"><text:span text:style-name="T78"/></text:p>
      <text:list text:style-name="L24">
        <text:list-item>
          <text:p text:style-name="P24"><text:span text:style-name="T79">Objednatel m</text:span><text:span text:style-name="T80">ůže kontrolovat provádění díla. Jestliže některá ze stran zjistí v provádění díla nedostatky, zhotovitel je neprodleně odstraní, jinak může objednatel od smlouvy odstoupit.</text:span></text:p>
        </text:list-item>
      </text:list>
      <text:p text:style-name="P25"><text:span text:style-name="T81"/></text:p>
      <text:list text:style-name="L26">
        <text:list-item>
          <text:p text:style-name="P26"><text:span text:style-name="T82">Objeví-li se na díle<text:s/></text:span><text:span text:style-name="T83">do 60 dnů<text:s/></text:span><text:span text:style-name="T84">po předání vady, může objednatel vždy požadovat přiměřenou slevu z ceny díla. Práva objednatele vyplývající ze zákona tím nejsou dotčena.</text:span></text:p>
        </text:list-item>
      </text:list>
      <text:p text:style-name="P27"><text:span text:style-name="T85"/></text:p>
      <text:list text:style-name="L28">
        <text:list-item>
          <text:p text:style-name="P28"><text:span text:style-name="T86">Objednatel m</text:span><text:span text:style-name="T87">ůže od smlouvy před začátkem jejího plnění odstoupit i bez udání důvodu. </text:span></text:p>
        </text:list-item>
      </text:list>
      <text:p text:style-name="P29"><text:span text:style-name="T88"/></text:p>
      <text:list text:style-name="L30">
        <text:list-item>
          <text:p text:style-name="P30"><text:span text:style-name="T89">Zhotovitel na sebe bere nebezpe</text:span><text:span text:style-name="T90">čí změny okolností, včetně zcela mimořádných a nepředvídatelných skutečností.</text:span></text:p>
        </text:list-item>
      </text:list>
      <text:p text:style-name="P31"><text:span text:style-name="T91"/></text:p>
      <text:list text:style-name="L32">
        <text:list-item>
          <text:p text:style-name="P32"><text:span text:style-name="T92">Zhotovitel ani<text:s/></text:span><text:span text:style-name="T93">částečně nepostoupí žádnou pohledávku související s touto smlouvou na nikoho jiného.</text:span></text:p>
        </text:list-item>
      </text:list>
      <text:p text:style-name="P33"><text:span text:style-name="T94"/></text:p>
      <text:list text:style-name="L34">
        <text:list-item>
          <text:p text:style-name="P34"><text:span text:style-name="T95">Zhotovitel je povinen zachovávat ml</text:span><text:span text:style-name="T96">čenlivost ohledně informací o<text:s/></text:span><text:span text:style-name="T97">[VYMEZIT CHRÁNĚNÉ INFORMACE]</text:span><text:span text:style-name="T98">. Povinnost mlčenlivosti zhotovitele trvá i po ukončení této smlouvy.</text:span></text:p>
        </text:list-item>
      </text:list>
      <text:p text:style-name="P35"><text:span text:style-name="T99"/></text:p>
      <text:list text:style-name="L36">
        <text:list-item>
          <text:p text:style-name="P36"><text:span text:style-name="T100">P</text:span><text:span text:style-name="T101">řípadné spory týkající se této smlouvy budou primárně řešeny smírnou, mimosoudní cestou.</text:span></text:p>
        </text:list-item>
      </text:list>
      <text:p text:style-name="P37"><text:span text:style-name="T102"/></text:p>
      <text:list text:style-name="L38">
        <text:list-item>
          <text:p text:style-name="P38"><text:span text:style-name="T103">Tato smlouva je sepsána ve dvou vyhotoveních, z nichž každá strana obdrží po jednom. Ob</text:span><text:span text:style-name="T104">ě strany souhlasí s tím, že tato smlouva bude v plném rozsahu zveřejněna.</text:span></text:p>
        </text:list-item>
      </text:list>
      <text:p text:style-name="P39"><text:span text:style-name="T105"/></text:p>
      <text:p text:style-name="P40"><text:span text:style-name="T106">V __________________ dne ________________</text:span></text:p>
      <text:p text:style-name="P41"><text:span text:style-name="T107"/></text:p>
      <text:p text:style-name="P41"><text:span text:style-name="T107"/></text:p>
      <table:table table:style-name="Table01">
        <table:table-column table:style-name="TableColumn0100"/>
        <table:table-column table:style-name="TableColumn0101"/>
        <table:table-row table:style-name="TableRow0100">
          <table:table-cell table:style-name="TableCell010000">
            <text:p text:style-name="P43"><text:span text:style-name="T108">Objednatel:</text:span></text:p>
            <text:p text:style-name="P43"><text:span text:style-name="T109"/></text:p>
            <text:p text:style-name="P43"><text:span text:style-name="T109"/></text:p>
            <text:p text:style-name="P43"><text:span text:style-name="T109"/></text:p>
            <text:p text:style-name="P43"><text:span text:style-name="T110">________________________________</text:span></text:p>
            <text:p text:style-name="P43"><text:span text:style-name="T111">Česká pirátská strana</text:span></text:p>
            <text:p text:style-name="P43"><text:span text:style-name="T112">Olga Richterová</text:span></text:p>
            <text:p text:style-name="P43"><text:span text:style-name="T113">Předsedkyně MS Piráti Praha 10</text:span><text:span text:style-name="T114"/></text:p>
          </table:table-cell>
          <table:table-cell table:style-name="TableCell010001">
            <text:p text:style-name="P43"><text:span text:style-name="T115">Zhotovitel:</text:span></text:p>
            <text:p text:style-name="P43"><text:span text:style-name="T116"/></text:p>
            <text:p text:style-name="P43"><text:span text:style-name="T116"/></text:p>
            <text:p text:style-name="P43"><text:span text:style-name="T116"/></text:p>
            <text:p text:style-name="P43"><text:span text:style-name="T117">________________________________</text:span></text:p>
            <text:p text:style-name="P44"><text:span text:style-name="T118">Kateřina Bujárková</text:span><text:span text:style-name="T119"/></text:p>
          </table:table-cell>
        </table:table-row>
      </table:table>
      <text:p text:style-name="P46"><text:span text:style-name="T119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